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2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0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3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0.7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.6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3cm" fo:min-width="1.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.2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53cm" svg:height="25.176cm" svg:x="6.64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3cm" svg:height="1.402cm" svg:x="6.649cm" svg:y="26.274cm">
          <text:p text:style-name="P1"><text:span text:style-name="T1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24.872cm">
          <text:p text:style-name="P1">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23.47cm">
          <text:p text:style-name="P1">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22.068cm">
          <text:p text:style-name="P1">a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48cm" svg:height="1.403cm" svg:x="6.67cm" svg:y="20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53cm" svg:height="1.402cm" svg:x="6.649cm" svg:y="19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17.861cm">
          <text:p text:style-name="P1">desti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16.459cm">
          <text:p text:style-name="P1">orig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15.057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3cm" svg:height="1.402cm" svg:x="6.649cm" svg:y="13.655cm">
          <text:p text:style-name="P1">archivoEntra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12.253cm">
          <text:p text:style-name="P1">archivoSalid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5.425cm" svg:y="11.902cm">
          <draw:text-box>
            <text:p><text:span text:style-name="T2">44</text:span></text:p>
          </draw:text-box>
        </draw:frame>
        <draw:frame draw:style-name="gr5" draw:text-style-name="P3" draw:layer="layout" svg:width="1.205cm" svg:height="0.962cm" svg:x="5.425cm" svg:y="13.304cm">
          <draw:text-box>
            <text:p><text:span text:style-name="T2">40</text:span></text:p>
          </draw:text-box>
        </draw:frame>
        <draw:frame draw:style-name="gr5" draw:text-style-name="P3" draw:layer="layout" svg:width="1.205cm" svg:height="0.962cm" svg:x="5.425cm" svg:y="14.706cm">
          <draw:text-box>
            <text:p><text:span text:style-name="T2">36</text:span></text:p>
          </draw:text-box>
        </draw:frame>
        <draw:frame draw:style-name="gr5" draw:text-style-name="P3" draw:layer="layout" svg:width="1.205cm" svg:height="0.962cm" svg:x="5.425cm" svg:y="16.135cm">
          <draw:text-box>
            <text:p><text:span text:style-name="T2">32</text:span></text:p>
          </draw:text-box>
        </draw:frame>
        <draw:frame draw:style-name="gr6" draw:text-style-name="P3" draw:layer="layout" svg:width="1.205cm" svg:height="0.962cm" svg:x="5.425cm" svg:y="17.511cm">
          <draw:text-box>
            <text:p><text:span text:style-name="T2">28</text:span></text:p>
          </draw:text-box>
        </draw:frame>
        <draw:frame draw:style-name="gr7" draw:text-style-name="P3" draw:layer="layout" svg:width="1.386cm" svg:height="0.962cm" svg:x="5.473cm" svg:y="19cm">
          <draw:text-box>
            <text:p><text:span text:style-name="T2">24</text:span></text:p>
          </draw:text-box>
        </draw:frame>
        <draw:frame draw:style-name="gr8" draw:text-style-name="P3" draw:layer="layout" svg:width="1.205cm" svg:height="0.962cm" svg:x="5.425cm" svg:y="20.315cm">
          <draw:text-box>
            <text:p><text:span text:style-name="T2">20</text:span></text:p>
          </draw:text-box>
        </draw:frame>
        <draw:frame draw:style-name="gr8" draw:text-style-name="P3" draw:layer="layout" svg:width="1.205cm" svg:height="0.962cm" svg:x="5.425cm" svg:y="21.717cm">
          <draw:text-box>
            <text:p><text:span text:style-name="T2">16</text:span></text:p>
          </draw:text-box>
        </draw:frame>
        <draw:frame draw:style-name="gr5" draw:text-style-name="P3" draw:layer="layout" svg:width="1.205cm" svg:height="0.962cm" svg:x="5.425cm" svg:y="23.119cm">
          <draw:text-box>
            <text:p><text:span text:style-name="T2">12</text:span></text:p>
          </draw:text-box>
        </draw:frame>
        <draw:frame draw:style-name="gr9" draw:text-style-name="P3" draw:layer="layout" svg:width="0.853cm" svg:height="0.962cm" svg:x="5.538cm" svg:y="24.477cm">
          <draw:text-box>
            <text:p><text:span text:style-name="T2">8</text:span></text:p>
          </draw:text-box>
        </draw:frame>
        <draw:frame draw:style-name="gr9" draw:text-style-name="P3" draw:layer="layout" svg:width="0.853cm" svg:height="0.962cm" svg:x="5.515cm" svg:y="25.923cm">
          <draw:text-box>
            <text:p><text:span text:style-name="T2">4</text:span></text:p>
          </draw:text-box>
        </draw:frame>
        <draw:frame draw:style-name="gr10" draw:text-style-name="P3" draw:layer="layout" svg:width="0.522cm" svg:height="0.962cm" svg:x="5.515cm" svg:y="27.326cm">
          <draw:text-box>
            <text:p><text:span text:style-name="T2">0</text:span></text:p>
          </draw:text-box>
        </draw:frame>
        <draw:custom-shape draw:style-name="gr11" draw:text-style-name="P1" draw:layer="layout" svg:width="0.306cm" svg:height="5.608cm" svg:x="12.615cm" svg:y="22.0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layer="layout" svg:width="1.772cm" svg:height="0.962cm" svg:x="13.381cm" svg:y="24.548cm">
          <draw:text-box>
            <text:p>ABA</text:p>
          </draw:text-box>
        </draw:frame>
        <draw:custom-shape draw:style-name="gr11" draw:text-style-name="P1" draw:layer="layout" svg:width="0.306cm" svg:height="2.805cm" svg:x="12.651cm" svg:y="19.2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layer="layout" svg:width="1.383cm" svg:height="0.962cm" svg:x="13.215cm" svg:y="20.315cm">
          <draw:text-box>
            <text:p>UA</text:p>
          </draw:text-box>
        </draw:frame>
        <draw:custom-shape draw:style-name="gr11" draw:text-style-name="P1" draw:layer="layout" svg:width="0.306cm" svg:height="5.608cm" svg:x="12.651cm" svg:y="2.4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1.784cm" svg:height="0.962cm" svg:x="13.216cm" svg:y="20.315cm">
          <draw:text-box>
            <text:p>UA</text:p>
          </draw:text-box>
        </draw:frame>
        <draw:frame draw:style-name="gr15" draw:layer="layout" svg:width="1.806cm" svg:height="0.962cm" svg:x="13.263cm" svg:y="4.804cm">
          <draw:text-box>
            <text:p>SRA</text:p>
          </draw:text-box>
        </draw:frame>
        <draw:custom-shape draw:style-name="gr2" draw:text-style-name="P1" draw:layer="layout" svg:width="5.48cm" svg:height="1.402cm" svg:x="6.67cm" svg:y="10.89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205cm" svg:height="0.962cm" svg:x="5.425cm" svg:y="10.5cm">
          <draw:text-box>
            <text:p><text:span text:style-name="T2">48</text:span></text:p>
          </draw:text-box>
        </draw:frame>
        <draw:frame draw:style-name="gr16" draw:layer="layout" svg:width="1.577cm" svg:height="0.962cm" svg:x="13.963cm" svg:y="13.311cm">
          <draw:text-box>
            <text:p>LTA</text:p>
          </draw:text-box>
        </draw:frame>
        <draw:custom-shape draw:style-name="gr2" draw:text-style-name="P1" draw:layer="layout" svg:width="5.46cm" svg:height="1.402cm" svg:x="6.67cm" svg:y="9.49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8.09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6.698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5.298cm">
          <text:p text:style-name="P1">f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3.898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2.49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205cm" svg:height="0.962cm" svg:x="5.426cm" svg:y="9cm">
          <draw:text-box>
            <text:p><text:span text:style-name="T2">52</text:span></text:p>
          </draw:text-box>
        </draw:frame>
        <draw:frame draw:style-name="gr8" draw:text-style-name="P3" draw:layer="layout" svg:width="1.205cm" svg:height="0.962cm" svg:x="5.426cm" svg:y="7.7cm">
          <draw:text-box>
            <text:p><text:span text:style-name="T2">56</text:span></text:p>
          </draw:text-box>
        </draw:frame>
        <draw:frame draw:style-name="gr8" draw:text-style-name="P3" draw:layer="layout" svg:width="1.205cm" svg:height="0.962cm" svg:x="5.426cm" svg:y="6.2cm">
          <draw:text-box>
            <text:p><text:span text:style-name="T2">60</text:span></text:p>
          </draw:text-box>
        </draw:frame>
        <draw:frame draw:style-name="gr8" draw:text-style-name="P3" draw:layer="layout" svg:width="1.205cm" svg:height="0.962cm" svg:x="5.426cm" svg:y="4.9cm">
          <draw:text-box>
            <text:p><text:span text:style-name="T2">64</text:span></text:p>
          </draw:text-box>
        </draw:frame>
        <draw:frame draw:style-name="gr8" draw:text-style-name="P3" draw:layer="layout" svg:width="1.205cm" svg:height="0.962cm" svg:x="5.426cm" svg:y="3.4cm">
          <draw:text-box>
            <text:p><text:span text:style-name="T2">68</text:span></text:p>
          </draw:text-box>
        </draw:frame>
        <draw:frame draw:style-name="gr17" draw:text-style-name="P3" draw:layer="layout" svg:width="1.205cm" svg:height="0.962cm" svg:x="5.426cm" svg:y="2.1cm">
          <draw:text-box>
            <text:p><text:span text:style-name="T2">72</text:span></text:p>
          </draw:text-box>
        </draw:frame>
        <draw:frame draw:style-name="gr8" draw:text-style-name="P3" draw:layer="layout" svg:width="1.205cm" svg:height="0.962cm" svg:x="5.426cm" svg:y="10.5cm">
          <draw:text-box>
            <text:p><text:span text:style-name="T2">48</text:span></text:p>
          </draw:text-box>
        </draw:frame>
        <draw:custom-shape draw:style-name="gr11" draw:text-style-name="P1" draw:layer="layout" svg:width="0.5cm" svg:height="11.5cm" svg:x="12.6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09T13:08:06</dc:date>
    <meta:editing-duration>PT02H04M49S</meta:editing-duration>
    <meta:editing-cycles>24</meta:editing-cycles>
    <meta:generator>OpenOffice.org/3.2$Linux OpenOffice.org_project/320m12$Build-9483</meta:generator>
    <meta:document-statistic meta:object-count="48"/>
  </office:meta>
</office:document-meta>
</file>